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matrix-columns-spanned="1" table:number-matrix-rows-spanned="10" table:formula="of:=[.A1:.A10]+[.B1:.B1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3:27:33.002755155</meta:creation-date>
    <dc:date>2020-10-10T14:09:03.737817602</dc:date>
    <meta:editing-duration>PT40M1S</meta:editing-duration>
    <meta:editing-cycles>1</meta:editing-cycles>
    <meta:document-statistic meta:table-count="1" meta:cell-count="30" meta:object-count="0"/>
    <meta:generator>LibreOffice/6.1.5.2$Linux_ARM_EABI LibreOffice_project/10$Build-2</meta:generator>
  </office:meta>
</office:document-meta>
</file>